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35eba" officeooo:paragraph-rsid="00035eba"/>
    </style:style>
    <style:style style:name="T1" style:family="text">
      <style:text-properties officeooo:rsid="00050a1b"/>
    </style:style>
    <style:style style:name="T2" style:family="text">
      <style:text-properties officeooo:rsid="000634b7"/>
    </style:style>
    <style:style style:name="T3" style:family="text">
      <style:text-properties fo:language="en" fo:country="US" officeooo:rsid="00063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practice19()<text:line-break/>{<text:line-break/> <text:s text:c="3"/>let user_name;<text:line-break/> <text:s text:c="3"/>let order_name;<text:line-break/> <text:s text:c="3"/>let count_order;<text:line-break/> <text:s text:c="3"/>let sale;<text:line-break/> <text:s text:c="3"/>let sum;<text:line-break/><text:tab/>let price;<text:line-break/><text:tab/>let data={};<text:line-break/> <text:s text:c="3"/>user_name = prompt("Как вас зовут?","VasyaPypkin");<text:line-break/><text:tab/>order_name = prompt("Что вы заказали?","Холодильник");<text:line-break/><text:tab/>count_order = prompt("В каком количестве?",<text:span text:style-name="T1">1</text:span>);<text:line-break/><text:tab/>sale = prompt("Какая скидка?(указывать без процентов)",<text:span text:style-name="T1">1</text:span>);<text:line-break/><text:tab/>price = prompt("По какой цене?",1000);<text:line-break/><text:tab/>sum=count_order*price*sale;<text:line-break/><text:tab/><text:span text:style-name="T3">console.log</text:span>("Уважаемый "+user_name+" Вы заказали "+order_name+" в количестве "+count_order+" со скидкой "+sale+" ,с Вас : "+sum+" рублей");<text:line-break/><text:tab/>data["Name"]=user_name;<text:line-break/><text:tab/>data["Amount"]=sum;<text:line-break/>for(let i in data)<text:line-break/>{<text:line-break/><text:span text:style-name="T3">console.log</text:span>("Key = "+ i +" Value = "+data[i]);<text:line-break/>}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1:41:55.734000000</dc:date>
    <meta:editing-duration>PT8M29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" meta:word-count="77" meta:character-count="684" meta:non-whitespace-character-count="574"/>
  </office:meta>
</office:document-meta>
</file>